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ADF37373F8CA1E50.png" manifest:media-type="image/png"/>
  <manifest:file-entry manifest:full-path="Pictures/100000000000005E0000005E4E9951371EF6B92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-0.281cm, 19.725cm, 9.376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20.305cm" svg:x="0cm" svg:y="0.217cm">
          <draw:image xlink:href="Pictures/100000000000055600000300ADF37373F8CA1E5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4E9951371EF6B92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3T17:20:33.315461103</dc:date>
    <meta:editing-duration>PT34M13S</meta:editing-duration>
    <meta:editing-cycles>11</meta:editing-cycles>
    <meta:generator>LibreOffice/5.1.6.2$Linux_X86_64 LibreOffice_project/10m0$Build-2</meta:generator>
    <meta:document-statistic meta:object-count="1"/>
  </office:meta>
</office:document-meta>
</file>